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9c7e8" officeooo:paragraph-rsid="0019c7e8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9c7e8" officeooo:paragraph-rsid="0019c7e8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none" officeooo:rsid="0019c7e8" officeooo:paragraph-rsid="0019c7e8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9c7e8" officeooo:paragraph-rsid="0019c7e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officeooo:rsid="0019c7e8" officeooo:paragraph-rsid="0019c7e8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rsid="0019c7e8" officeooo:paragraph-rsid="0019c7e8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c7e8" officeooo:paragraph-rsid="0019c7e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19c7e8" officeooo:paragraph-rsid="0019c7e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/>
      <text:p text:style-name="P2"/>
      <text:p text:style-name="P1"/>
      <text:p text:style-name="P1"/>
      <text:p text:style-name="P1">Introducción a OpenMP</text:p>
      <text:p text:style-name="P4">Laboratorio 1 de Programación paralela</text:p>
      <text:p text:style-name="P1"/>
      <text:p text:style-name="P1"/>
      <text:p text:style-name="P1"/>
      <text:p text:style-name="P1"/>
      <text:p text:style-name="P1"/>
      <text:p text:style-name="P7">Universitat de Barcelona</text:p>
      <text:p text:style-name="P8">Facultat de Matemàtiques i Informàtica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5">Trabajo realizado por</text:p>
      <text:p text:style-name="P6">Marcos Plaza Gonzále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0:32:43.826353942</meta:creation-date>
    <dc:date>2021-03-06T20:42:39.703336971</dc:date>
    <meta:editing-duration>PT9M56S</meta:editing-duration>
    <meta:editing-cycles>1</meta:editing-cycles>
    <meta:document-statistic meta:table-count="0" meta:image-count="0" meta:object-count="0" meta:page-count="1" meta:paragraph-count="6" meta:word-count="22" meta:character-count="163" meta:non-whitespace-character-count="147"/>
    <meta:generator>LibreOffice/6.4.6.2$Linux_X86_64 LibreOffice_project/40$Build-2</meta:generator>
  </office:meta>
</office:document-meta>
</file>